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a8860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paragraph-rsid="001a8860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T1" style:family="text">
      <style:text-properties officeooo:rsid="001a8860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Liberation Serif"/>
    </style:style>
    <style:style style:name="T4" style:family="text">
      <style:text-properties style:font-name="Consolas" style:font-name-asian="Consolas1" style:font-name-complex="Consola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xt before</text:p>
      <text:p text:style-name="P2"/>
      <text:p text:style-name="P4"><text:span text:style-name="T1">I</text:span>ndente<text:span text:style-name="T3">d </text:span><text:span text:style-name="T2">monospaced</text:span><text:span text:style-name="T3"> t</text:span>ext means code.</text:p>
      <text:p text:style-name="P3"/>
      <text:p text:style-name="P1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7T16:04:47.230689405</dc:date>
    <meta:editing-duration>PT6H27M7S</meta:editing-duration>
    <meta:editing-cycles>16</meta:editing-cycles>
    <meta:generator>LibreOffice/4.4.6.3$Linux_X86_64 LibreOffice_project/40m0$Build-3</meta:generator>
    <meta:document-statistic meta:table-count="0" meta:image-count="0" meta:object-count="0" meta:page-count="1" meta:paragraph-count="3" meta:word-count="9" meta:character-count="58" meta:non-whitespace-character-count="52"/>
  </office:meta>
</office:document-meta>
</file>